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9cm" fo:min-width="4.29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4.29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119cm" fo:min-width="4.298cm" fo:padding-top="0.139cm" fo:padding-bottom="0.139cm" fo:padding-left="0.264cm" fo:padding-right="0.264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5cm" fo:min-width="4.27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0.492cm" svg:y="0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5.318cm" svg:y="0.49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56cm" svg:height="1.657cm" svg:x="1.381cm" svg:y="0.74cm">
          <draw:text-box>
            <text:p text:style-name="P2"><text:span text:style-name="T1">Entity </text:span><text:span text:style-name="T1">ID</text:span></text:p>
          </draw:text-box>
        </draw:frame>
        <draw:frame draw:style-name="gr3" draw:text-style-name="P3" draw:layer="layout" svg:width="3.148cm" svg:height="0.954cm" svg:x="6.08cm" svg:y="0.681cm">
          <draw:text-box>
            <text:p text:style-name="P2"><text:span text:style-name="T1">Attribute</text:span></text:p>
          </draw:text-box>
        </draw:frame>
        <draw:custom-shape draw:style-name="gr4" draw:text-style-name="P1" draw:layer="layout" svg:width="4.826cm" svg:height="1.397cm" svg:x="0.492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53cm" svg:height="0.798cm" svg:x="1.635cm" svg:y="2.143cm">
          <draw:text-box>
            <text:p text:style-name="P4"><text:span text:style-name="T2">5</text:span><text:span text:style-name="T2">4</text:span><text:span text:style-name="T2">6</text:span><text:span text:style-name="T2">1</text:span><text:span text:style-name="T2">3</text:span><text:span text:style-name="T2">4</text:span></text:p>
          </draw:text-box>
        </draw:frame>
        <draw:custom-shape draw:style-name="gr5" draw:text-style-name="P7" draw:layer="layout" svg:width="4.826cm" svg:height="1.397cm" svg:x="5.318cm" svg:y="1.889cm">
          <text:p text:style-name="P6"><text:span text:style-name="T2">: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26cm" svg:height="1.397cm" svg:x="10.144cm" svg:y="0.4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95cm" svg:height="0.954cm" svg:x="11.505cm" svg:y="0.681cm">
          <draw:text-box>
            <text:p text:style-name="P2"><text:span text:style-name="T1">V</text:span><text:span text:style-name="T1">a</text:span><text:span text:style-name="T1">l</text:span><text:span text:style-name="T1">u</text:span><text:span text:style-name="T1">e</text:span></text:p>
          </draw:text-box>
        </draw:frame>
        <draw:custom-shape draw:style-name="gr6" draw:text-style-name="P1" draw:layer="layout" svg:width="4.826cm" svg:height="1.397cm" svg:x="14.97cm" svg:y="0.4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913cm" svg:height="0.954cm" svg:x="14.883cm" svg:y="0.681cm">
          <draw:text-box>
            <text:p text:style-name="P2"><text:span text:style-name="T1">Transaction </text:span><text:span text:style-name="T1">ID</text:span></text:p>
          </draw:text-box>
        </draw:frame>
        <draw:custom-shape draw:style-name="gr4" draw:text-style-name="P1" draw:layer="layout" svg:width="4.826cm" svg:height="1.397cm" svg:x="10.144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098cm" svg:height="0.798cm" svg:x="11.287cm" svg:y="2.143cm">
          <draw:text-box>
            <text:p text:style-name="P4"><text:span text:style-name="T2">“</text:span><text:span text:style-name="T2">Frank”</text:span></text:p>
          </draw:text-box>
        </draw:frame>
        <draw:custom-shape draw:style-name="gr5" draw:text-style-name="P7" draw:layer="layout" svg:width="4.826cm" svg:height="1.397cm" svg:x="14.97cm" svg:y="1.889cm">
          <text:p text:style-name="P6"><text:span text:style-name="T2">17649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0.492cm" svg:y="3.28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53cm" svg:height="0.798cm" svg:x="1.635cm" svg:y="3.54cm">
          <draw:text-box>
            <text:p text:style-name="P4"><text:span text:style-name="T2">546134</text:span></text:p>
          </draw:text-box>
        </draw:frame>
        <draw:custom-shape draw:style-name="gr5" draw:text-style-name="P7" draw:layer="layout" svg:width="4.826cm" svg:height="1.397cm" svg:x="5.318cm" svg:y="3.286cm">
          <text:p text:style-name="P6"><text:span text:style-name="T2">:emai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10.144cm" svg:y="3.28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817cm" svg:height="0.798cm" svg:x="10.779cm" svg:y="3.54cm">
          <draw:text-box>
            <text:p text:style-name="P4"><text:span text:style-name="T2">“</text:span><text:span text:style-name="T2">foo@bar.com”</text:span></text:p>
          </draw:text-box>
        </draw:frame>
        <draw:custom-shape draw:style-name="gr5" draw:text-style-name="P7" draw:layer="layout" svg:width="4.826cm" svg:height="1.397cm" svg:x="14.97cm" svg:y="3.286cm">
          <text:p text:style-name="P6"><text:span text:style-name="T2">17649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0.492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878cm" svg:height="0.798cm" svg:x="1.635cm" svg:y="4.937cm">
          <draw:text-box>
            <text:p text:style-name="P4"><text:span text:style-name="T2">15367</text:span></text:p>
          </draw:text-box>
        </draw:frame>
        <draw:custom-shape draw:style-name="gr5" draw:text-style-name="P7" draw:layer="layout" svg:width="4.826cm" svg:height="1.397cm" svg:x="5.318cm" svg:y="4.683cm">
          <text:p text:style-name="P6"><text:span text:style-name="T2">:pric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10.144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018cm" svg:height="0.798cm" svg:x="11.287cm" svg:y="4.937cm">
          <draw:text-box>
            <text:p text:style-name="P4"><text:span text:style-name="T2">175.14</text:span></text:p>
          </draw:text-box>
        </draw:frame>
        <draw:custom-shape draw:style-name="gr5" draw:text-style-name="P7" draw:layer="layout" svg:width="4.826cm" svg:height="1.397cm" svg:x="14.97cm" svg:y="4.683cm">
          <text:p text:style-name="P6"><text:span text:style-name="T2">17649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0.492cm" svg:y="6.0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53cm" svg:height="0.798cm" svg:x="1.635cm" svg:y="6.334cm">
          <draw:text-box>
            <text:p text:style-name="P4"><text:span text:style-name="T2">546134</text:span></text:p>
          </draw:text-box>
        </draw:frame>
        <draw:custom-shape draw:style-name="gr5" draw:text-style-name="P7" draw:layer="layout" svg:width="4.826cm" svg:height="1.397cm" svg:x="5.318cm" svg:y="6.08cm">
          <text:p text:style-name="P6"><text:span text:style-name="T2">:emai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397cm" svg:x="10.144cm" svg:y="6.0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817cm" svg:height="0.798cm" svg:x="10.779cm" svg:y="6.334cm">
          <draw:text-box>
            <text:p text:style-name="P4"><text:span text:style-name="T2">“</text:span><text:span text:style-name="T2">bar@foo.com”</text:span></text:p>
          </draw:text-box>
        </draw:frame>
        <draw:custom-shape draw:style-name="gr5" draw:text-style-name="P7" draw:layer="layout" svg:width="4.826cm" svg:height="1.397cm" svg:x="14.97cm" svg:y="6.08cm">
          <text:p text:style-name="P6"><text:span text:style-name="T2">17649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3:50:53.335024547</meta:creation-date>
    <dc:date>2017-02-16T15:41:05.306872404</dc:date>
    <meta:editing-duration>P1DT1H39M59S</meta:editing-duration>
    <meta:editing-cycles>4</meta:editing-cycles>
    <meta:generator>LibreOffice/5.3.0.3$Linux_X86_64 LibreOffice_project/30m0$Build-3</meta:generator>
    <meta:document-statistic meta:object-count="32"/>
  </office:meta>
</office:document-meta>
</file>